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New York" svg:font-family="New York" style:font-family-generic="system" style:font-pitch="variable" svg:panose-1="2 4 5 3 6 5 6 2 3 4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Noto Sans" svg:font-family="Noto Sans" style:font-family-generic="swiss"/>
    <style:font-face style:name="WenQuanYi Micro Hei Mono" svg:font-family="WenQuanYi Micro Hei Mono" style:font-family-generic="system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Standard" style:master-page-name="MP0" style:family="paragraph">
      <style:paragraph-properties fo:widows="0" fo:orphans="0" fo:break-before="page" fo:text-align="justify" fo:margin-top="0.1666in" fo:background-color="#E5E5E5">
        <style:tab-stops>
          <style:tab-stop style:type="left" style:position="0.3888in"/>
          <style:tab-stop style:type="left" style:position="0.7777in"/>
          <style:tab-stop style:type="left" style:position="4.3194in"/>
          <style:tab-stop style:type="right" style:position="5.875in"/>
        </style:tab-stops>
      </style:paragraph-properties>
    </style:style>
    <style:style style:name="T9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10" style:parent-style-name="Policepardéfaut" style:family="text">
      <style:text-properties style:font-name="Calibri" style:font-name-complex="Calibri"/>
    </style:style>
    <style:style style:name="P11" style:parent-style-name="Standard" style:family="paragraph">
      <style:paragraph-properties fo:widows="0" fo:orphans="0" fo:text-align="justify" fo:margin-top="0.1666in" fo:background-color="#E5E5E5">
        <style:tab-stops>
          <style:tab-stop style:type="left" style:position="0.3888in"/>
          <style:tab-stop style:type="left" style:position="0.7777in"/>
          <style:tab-stop style:type="left" style:position="3.1388in"/>
          <style:tab-stop style:type="right" style:position="5.875in"/>
        </style:tab-stops>
      </style:paragraph-properties>
    </style:style>
    <style:style style:name="T12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13" style:parent-style-name="Policepardéfaut" style:family="text">
      <style:text-properties style:font-name="Calibri" style:font-name-complex="Calibri"/>
    </style:style>
    <style:style style:name="T14" style:parent-style-name="Policepardéfaut" style:family="text">
      <style:text-properties style:font-name="Calibri" style:font-name-complex="Calibri"/>
    </style:style>
    <style:style style:name="T15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16" style:parent-style-name="Policepardéfaut" style:family="text">
      <style:text-properties style:font-name="Calibri" style:font-name-complex="Calibri"/>
    </style:style>
    <style:style style:name="P17" style:parent-style-name="Standard" style:family="paragraph">
      <style:paragraph-properties fo:widows="0" fo:orphans="0" fo:text-align="justify" fo:margin-top="0.1666in" fo:background-color="#E5E5E5">
        <style:tab-stops>
          <style:tab-stop style:type="left" style:position="0.3888in"/>
          <style:tab-stop style:type="left" style:position="0.7777in"/>
          <style:tab-stop style:type="left" style:position="4.3194in"/>
          <style:tab-stop style:type="right" style:position="5.875in"/>
        </style:tab-stops>
      </style:paragraph-properties>
    </style:style>
    <style:style style:name="T18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19" style:parent-style-name="Policepardéfaut" style:family="text">
      <style:text-properties style:font-name="Calibri" style:font-name-complex="Calibri"/>
    </style:style>
    <style:style style:name="T20" style:parent-style-name="Policepardéfaut" style:family="text">
      <style:text-properties style:font-name="Calibri" style:font-name-complex="Calibri"/>
    </style:style>
    <style:style style:name="T21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22" style:parent-style-name="Policepardéfaut" style:family="text">
      <style:text-properties style:font-name="Calibri" style:font-name-complex="Calibri"/>
    </style:style>
    <style:style style:name="P23" style:parent-style-name="Standard" style:family="paragraph">
      <style:paragraph-properties fo:text-align="center" fo:margin-top="0.0833in">
        <style:tab-stops>
          <style:tab-stop style:type="left" style:position="5.1111in"/>
        </style:tab-stops>
      </style:paragraph-properties>
      <style:text-properties style:font-name="Calibri" style:font-name-complex="Calibri" fo:font-weight="bold" style:font-weight-asian="bold" fo:font-size="14pt" style:font-size-asian="14pt" style:font-size-complex="14pt"/>
    </style:style>
    <style:style style:name="TableColumn25" style:family="table-column">
      <style:table-column-properties style:column-width="3.6958in" style:use-optimal-column-width="false"/>
    </style:style>
    <style:style style:name="TableColumn26" style:family="table-column">
      <style:table-column-properties style:column-width="1.7722in" style:use-optimal-column-width="false"/>
    </style:style>
    <style:style style:name="TableColumn27" style:family="table-column">
      <style:table-column-properties style:column-width="1.2305in" style:use-optimal-column-width="false"/>
    </style:style>
    <style:style style:name="Table24" style:family="table">
      <style:table-properties style:width="6.6986in" fo:margin-left="-0.0888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top="0.0833in" fo:margin-bottom="0.0833in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31" style:parent-style-name="Policepardéfaut" style:family="text">
      <style:text-properties style:font-name="Calibri" style:font-name-complex="Calibri" fo:font-weight="bold" style:font-weight-asian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top="0.0833in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35" style:parent-style-name="Policepardéfaut" style:family="text">
      <style:text-properties style:font-name="Calibri" style:font-name-complex="Calibri" fo:font-weight="bold" style:font-weight-asian="bold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top="0.0833in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38" style:parent-style-name="Policepardéfaut" style:family="text">
      <style:text-properties style:font-name="Calibri" style:font-name-complex="Calibri" fo:font-weight="bold" style:font-weight-asian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top="0.0833in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41" style:parent-style-name="Policepardéfaut" style:family="text">
      <style:text-properties style:font-name="Calibri" style:font-name-complex="Calibri" fo:font-weight="bold" style:font-weight-asian="bold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 fo:text-align="justify" fo:margin-bottom="0.0833in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45" style:parent-style-name="Policepardéfaut" style:family="text">
      <style:text-properties style:font-name="Calibri" style:font-name-complex="Calibri" style:font-weight-complex="bold"/>
    </style:style>
    <style:style style:name="T46" style:parent-style-name="Policepardéfaut" style:family="text">
      <style:text-properties style:font-name="Calibri" style:font-name-complex="Calibri" fo:font-weight="bold" style:font-weight-asian="bold"/>
    </style:style>
    <style:style style:name="T47" style:parent-style-name="Policepardéfaut" style:family="text">
      <style:text-properties style:font-name="Calibri" style:font-name-complex="Calibri" style:font-weight-complex="bold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 fo:text-align="justify" fo:margin-bottom="0.0833in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 style:font-weight-complex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 fo:text-align="justify" fo:margin-bottom="0.0833in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 style:font-weight-complex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fo:font-size="12pt" style:font-size-asian="12pt" style:language-asian="fr" style:country-asian="FR" style:language-complex="ar" style:country-complex="SA" fo:hyphenate="true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 fo:text-align="justify" fo:margin-bottom="0.0833in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 fo:text-align="justify" fo:margin-bottom="0.0833in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 fo:text-align="justify" fo:margin-bottom="0.0833in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 fo:text-align="justify" fo:margin-bottom="0.0833in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style:snap-to-layout-grid="false" fo:text-align="justify" fo:margin-bottom="0.0833in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 fo:text-align="justify" fo:margin-bottom="0.0833in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 fo:text-align="justify" fo:margin-bottom="0.0833in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 fo:text-align="justify" fo:margin-bottom="0.0833in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 fo:text-align="justify" fo:margin-bottom="0.0833in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style:snap-to-layout-grid="false" fo:text-align="justify" fo:margin-bottom="0.0833in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 fo:text-align="justify" fo:margin-bottom="0.0833in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80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8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82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83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84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85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86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87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88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8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90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9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92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93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94" style:parent-style-name="Titre1" style:family="paragraph"/>
    <style:style style:name="P95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96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97" style:parent-style-name="Policepardéfaut" style:family="text">
      <style:text-properties style:font-name="Calibri" style:font-name-complex="Calibri"/>
    </style:style>
    <style:style style:name="P98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9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00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01" style:parent-style-name="Policepardéfaut" style:family="text">
      <style:text-properties style:font-name="Calibri" style:font-name-complex="Calibri"/>
    </style:style>
    <style:style style:name="T102" style:parent-style-name="Policepardéfaut" style:family="text">
      <style:text-properties style:font-name="Calibri" style:font-name-complex="Calibri"/>
    </style:style>
    <style:style style:name="T103" style:parent-style-name="Policepardéfaut" style:family="text">
      <style:text-properties style:font-name="Noto Sans" style:font-name-complex="Calibri"/>
    </style:style>
    <style:style style:name="P104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105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06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07" style:parent-style-name="Policepardéfaut" style:family="text">
      <style:text-properties style:font-name="Calibri" style:font-name-complex="Calibri"/>
    </style:style>
    <style:style style:name="P108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P10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10" style:parent-style-name="Policepardéfaut" style:family="text">
      <style:text-properties style:font-name="Calibri" style:font-name-complex="Calibri"/>
    </style:style>
    <style:style style:name="P11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12" style:parent-style-name="Policepardéfaut" style:family="text">
      <style:text-properties style:font-name="Calibri" style:font-name-complex="Calibri" fo:font-style="italic" style:font-style-asian="italic" style:font-style-complex="italic" style:font-size-complex="12pt"/>
    </style:style>
    <style:style style:name="T113" style:parent-style-name="Policepardéfaut" style:family="text">
      <style:text-properties style:font-name="Noto Sans" style:font-name-complex="Calibri" fo:font-style="italic" style:font-style-asian="italic" style:font-style-complex="italic" style:font-size-complex="12pt"/>
    </style:style>
    <style:style style:name="T114" style:parent-style-name="Policepardéfaut" style:family="text">
      <style:text-properties style:font-name="Calibri" style:font-name-complex="Calibri" fo:font-style="italic" style:font-style-asian="italic" style:font-style-complex="italic" style:font-size-complex="12pt"/>
    </style:style>
    <style:style style:name="T115" style:parent-style-name="Policepardéfaut" style:family="text">
      <style:text-properties style:font-name="WenQuanYi Micro Hei Mono" style:font-name-complex="Calibri" fo:font-style="italic" style:font-style-asian="italic" style:font-style-complex="italic" style:font-size-complex="12pt"/>
    </style:style>
    <style:style style:name="T116" style:parent-style-name="Policepardéfaut" style:family="text">
      <style:text-properties style:font-name="Calibri" style:font-name-complex="Calibri" fo:font-style="italic" style:font-style-asian="italic" style:font-style-complex="italic" style:font-size-complex="12pt"/>
    </style:style>
    <style:style style:name="P117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 fo:font-style="italic" style:font-style-asian="italic" style:font-style-complex="italic" style:font-size-complex="12pt"/>
    </style:style>
    <style:style style:name="P118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 fo:font-style="italic" style:font-style-asian="italic" style:font-style-complex="italic" style:font-size-complex="12pt"/>
    </style:style>
    <style:style style:name="P11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120" style:parent-style-name="Titre1" style:family="paragraph"/>
    <style:style style:name="P12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22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23" style:parent-style-name="Policepardéfaut" style:family="text">
      <style:text-properties style:font-name="Calibri" style:font-name-complex="Calibri"/>
    </style:style>
    <style:style style:name="P124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125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26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27" style:parent-style-name="Policepardéfaut" style:family="text">
      <style:text-properties style:font-name="Calibri" style:font-name-complex="Calibri"/>
    </style:style>
    <style:style style:name="P128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12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30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31" style:parent-style-name="Policepardéfaut" style:family="text">
      <style:text-properties style:font-name="Calibri" style:font-name-complex="Calibri"/>
    </style:style>
    <style:style style:name="P132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33" style:parent-style-name="Policepardéfaut" style:family="text">
      <style:text-properties style:font-name="Calibri" style:font-name-complex="Calibri"/>
    </style:style>
    <style:style style:name="T134" style:parent-style-name="Policepardéfaut" style:family="text">
      <style:text-properties style:font-name="WenQuanYi Micro Hei Mono" style:font-name-complex="Calibri"/>
    </style:style>
    <style:style style:name="T135" style:parent-style-name="Policepardéfaut" style:family="text">
      <style:text-properties style:font-name="Calibri" style:font-name-complex="Calibri" style:text-position="sub 66.6%"/>
    </style:style>
    <style:style style:name="T136" style:parent-style-name="Policepardéfaut" style:family="text">
      <style:text-properties style:font-name="Calibri" style:font-name-complex="Calibri"/>
    </style:style>
    <style:style style:name="T137" style:parent-style-name="Policepardéfaut" style:family="text">
      <style:text-properties style:font-name="Calibri" style:font-name-complex="Calibri"/>
    </style:style>
    <style:style style:name="P138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 fo:font-style="italic" style:font-style-asian="italic" style:font-style-complex="italic" style:font-size-complex="12pt"/>
    </style:style>
    <style:style style:name="P13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40" style:parent-style-name="Policepardéfaut" style:family="text">
      <style:text-properties style:font-name="Calibri" style:font-name-complex="Calibri"/>
    </style:style>
    <style:style style:name="T141" style:parent-style-name="Policepardéfaut" style:family="text">
      <style:text-properties style:font-name="WenQuanYi Micro Hei Mono" style:font-name-complex="Calibri"/>
    </style:style>
    <style:style style:name="T142" style:parent-style-name="Policepardéfaut" style:family="text">
      <style:text-properties style:font-name="Calibri" style:font-name-complex="Calibri" style:text-position="sub 66.6%"/>
    </style:style>
    <style:style style:name="T143" style:parent-style-name="Policepardéfaut" style:family="text">
      <style:text-properties style:font-name="Calibri" style:font-name-complex="Calibri"/>
    </style:style>
    <style:style style:name="T144" style:parent-style-name="Policepardéfaut" style:family="text">
      <style:text-properties style:font-name="Calibri" style:font-name-complex="Calibri" style:text-position="sub 66.6%"/>
    </style:style>
    <style:style style:name="P145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146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47" style:parent-style-name="Policepardéfaut" style:family="text">
      <style:text-properties style:font-name="Calibri" style:font-name-complex="Calibri"/>
    </style:style>
    <style:style style:name="T148" style:parent-style-name="Policepardéfaut" style:family="text">
      <style:text-properties style:font-name="Calibri" style:font-name-complex="Calibri" style:text-position="sub 66.6%"/>
    </style:style>
    <style:style style:name="T149" style:parent-style-name="Policepardéfaut" style:family="text">
      <style:text-properties style:font-name="Calibri" style:font-name-complex="Calibri"/>
    </style:style>
    <style:style style:name="P150" style:parent-style-name="Titre1" style:family="paragraph"/>
    <style:style style:name="P15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52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53" style:parent-style-name="Policepardéfaut" style:family="text">
      <style:text-properties style:font-name="Calibri" style:font-name-complex="Calibri"/>
    </style:style>
    <style:style style:name="P154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155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56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57" style:parent-style-name="Policepardéfaut" style:family="text">
      <style:text-properties style:font-name="Calibri" style:font-name-complex="Calibri"/>
    </style:style>
    <style:style style:name="T158" style:parent-style-name="Policepardéfaut" style:family="text">
      <style:text-properties style:font-name="Calibri" style:font-name-complex="Calibri"/>
    </style:style>
    <style:style style:name="P15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160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61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62" style:parent-style-name="Policepardéfaut" style:family="text">
      <style:text-properties style:font-name="Calibri" style:font-name-complex="Calibri"/>
    </style:style>
    <style:style style:name="P163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64" style:parent-style-name="Policepardéfaut" style:family="text">
      <style:text-properties style:font-name="Calibri" style:font-name-complex="Calibri"/>
    </style:style>
    <style:style style:name="T165" style:parent-style-name="Policepardéfaut" style:family="text">
      <style:text-properties style:font-name="Calibri" style:font-name-complex="Calibri"/>
    </style:style>
    <style:style style:name="P166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P167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68" style:parent-style-name="Policepardéfaut" style:family="text">
      <style:text-properties style:font-name="Calibri" style:font-name-complex="Calibri"/>
    </style:style>
    <style:style style:name="T169" style:parent-style-name="Policepardéfaut" style:family="text">
      <style:text-properties style:font-name="Calibri" style:font-name-complex="Calibri" style:text-position="sub 66.6%"/>
    </style:style>
    <style:style style:name="T170" style:parent-style-name="Policepardéfaut" style:family="text">
      <style:text-properties style:font-name="Calibri" style:font-name-complex="Calibri"/>
    </style:style>
    <style:style style:name="P17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72" style:parent-style-name="Policepardéfaut" style:family="text">
      <style:text-properties style:font-name="Calibri" style:font-name-complex="Calibri"/>
    </style:style>
    <style:style style:name="T173" style:parent-style-name="Policepardéfaut" style:family="text">
      <style:text-properties style:font-name="Calibri" style:font-name-complex="Calibri" style:text-position="sub 66.6%"/>
    </style:style>
    <style:style style:name="T174" style:parent-style-name="Policepardéfaut" style:family="text">
      <style:text-properties style:font-name="Calibri" style:font-name-complex="Calibri"/>
    </style:style>
    <style:style style:name="P175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76" style:parent-style-name="Policepardéfaut" style:family="text">
      <style:text-properties style:font-name="Calibri" style:font-name-complex="Calibri"/>
    </style:style>
    <style:style style:name="T177" style:parent-style-name="Policepardéfaut" style:family="text">
      <style:text-properties style:font-name="Calibri" style:font-name-complex="Calibri" style:text-position="sub 66.6%"/>
    </style:style>
    <style:style style:name="T178" style:parent-style-name="Policepardéfaut" style:family="text">
      <style:text-properties style:font-name="Calibri" style:font-name-complex="Calibri"/>
    </style:style>
    <style:style style:name="T179" style:parent-style-name="Policepardéfaut" style:family="text">
      <style:text-properties style:font-name="Calibri" style:font-name-complex="Calibri" style:text-position="sub 66.6%"/>
    </style:style>
    <style:style style:name="T180" style:parent-style-name="Policepardéfaut" style:family="text">
      <style:text-properties style:font-name="Calibri" style:font-name-complex="Calibri"/>
    </style:style>
    <style:style style:name="P18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P182" style:parent-style-name="Titre1" style:family="paragraph"/>
    <style:style style:name="P183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84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85" style:parent-style-name="Policepardéfaut" style:family="text">
      <style:text-properties style:font-name="Calibri" style:font-name-complex="Calibri"/>
    </style:style>
    <style:style style:name="P186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187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88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89" style:parent-style-name="Policepardéfaut" style:family="text">
      <style:text-properties style:font-name="Calibri" style:font-name-complex="Calibri"/>
    </style:style>
    <style:style style:name="T190" style:parent-style-name="Policepardéfaut" style:family="text">
      <style:text-properties style:font-name="Calibri" style:font-name-complex="Calibri"/>
    </style:style>
    <style:style style:name="T191" style:parent-style-name="Policepardéfaut" style:family="text">
      <style:text-properties style:font-name="Noto Sans" style:font-name-complex="Calibri"/>
    </style:style>
    <style:style style:name="P192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193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94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95" style:parent-style-name="Policepardéfaut" style:family="text">
      <style:text-properties style:font-name="Calibri" style:font-name-complex="Calibri"/>
    </style:style>
    <style:style style:name="P196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197" style:parent-style-name="Policepardéfaut" style:family="text">
      <style:text-properties style:font-name="Calibri" style:font-name-complex="Calibri" fo:font-style="italic" style:font-style-asian="italic" style:font-style-complex="italic" style:font-size-complex="12pt"/>
    </style:style>
    <style:style style:name="T198" style:parent-style-name="Policepardéfaut" style:family="text">
      <style:text-properties style:font-name="WenQuanYi Micro Hei Mono" style:font-name-complex="Calibri" fo:font-style="italic" style:font-style-asian="italic" style:font-style-complex="italic" style:font-size-complex="12pt"/>
    </style:style>
    <style:style style:name="T199" style:parent-style-name="Policepardéfaut" style:family="text">
      <style:text-properties style:font-name="Calibri" style:font-name-complex="Calibri" fo:font-style="italic" style:font-style-asian="italic" style:font-style-complex="italic" style:font-size-complex="12pt"/>
    </style:style>
    <style:style style:name="P200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 fo:font-style="italic" style:font-style-asian="italic" style:font-style-complex="italic" style:font-size-complex="12pt"/>
    </style:style>
    <style:style style:name="P20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02" style:parent-style-name="Policepardéfaut" style:family="text">
      <style:text-properties style:font-name="WenQuanYi Micro Hei Mono" style:font-name-complex="Calibri" fo:font-style="italic" style:font-style-asian="italic" style:font-style-complex="italic" style:font-size-complex="12pt"/>
    </style:style>
    <style:style style:name="T203" style:parent-style-name="Policepardéfaut" style:family="text">
      <style:text-properties style:font-name="WenQuanYi Micro Hei Mono" style:font-name-complex="Calibri" fo:font-style="italic" style:font-style-asian="italic" style:font-style-complex="italic" style:font-size-complex="12pt"/>
    </style:style>
    <style:style style:name="T204" style:parent-style-name="Policepardéfaut" style:family="text">
      <style:text-properties style:font-name="Liberation Sans" style:font-name-complex="Calibri" fo:font-style="italic" style:font-style-asian="italic" style:font-style-complex="italic" style:font-size-complex="12pt"/>
    </style:style>
    <style:style style:name="T205" style:parent-style-name="Policepardéfaut" style:family="text">
      <style:text-properties style:font-name="WenQuanYi Micro Hei Mono" style:font-name-complex="Calibri" fo:font-style="italic" style:font-style-asian="italic" style:font-style-complex="italic" style:font-size-complex="12pt"/>
    </style:style>
    <style:style style:name="P206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 fo:font-style="italic" style:font-style-asian="italic" style:font-style-complex="italic" style:font-size-complex="12pt"/>
    </style:style>
    <style:style style:name="P207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08" style:parent-style-name="Policepardéfaut" style:family="text">
      <style:text-properties style:font-name="Calibri" style:font-name-complex="Calibri" fo:font-style="italic" style:font-style-asian="italic" style:font-style-complex="italic" style:font-size-complex="12pt"/>
    </style:style>
    <style:style style:name="T209" style:parent-style-name="Policepardéfaut" style:family="text">
      <style:text-properties style:font-name="Noto Sans" style:font-name-complex="Calibri" fo:font-style="italic" style:font-style-asian="italic" style:font-style-complex="italic" style:font-size-complex="12pt"/>
    </style:style>
    <style:style style:name="T210" style:parent-style-name="Policepardéfaut" style:family="text">
      <style:text-properties style:font-name="Calibri" style:font-name-complex="Calibri" fo:font-style="italic" style:font-style-asian="italic" style:font-style-complex="italic" style:font-size-complex="12pt"/>
    </style:style>
    <style:style style:name="P21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 fo:font-style="italic" style:font-style-asian="italic" style:font-style-complex="italic" style:font-size-complex="12pt"/>
    </style:style>
    <style:style style:name="P212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213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214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215" style:parent-style-name="Titre1" style:family="paragraph"/>
    <style:style style:name="P216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217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18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T219" style:parent-style-name="Policepardéfaut" style:family="text">
      <style:text-properties style:font-name="Calibri" style:font-name-complex="Calibri" fo:font-style="italic" style:font-style-asian="italic" style:font-style-complex="italic" fo:background-color="#808000"/>
    </style:style>
    <style:style style:name="T220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T221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P222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P223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24" style:parent-style-name="Policepardéfaut" style:family="text">
      <style:text-properties style:font-name="Calibri" style:font-name-complex="Calibri"/>
    </style:style>
    <style:style style:name="P225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26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T227" style:parent-style-name="Policepardéfaut" style:family="text">
      <style:text-properties style:font-name="Calibri" style:font-name-complex="Calibri"/>
    </style:style>
    <style:style style:name="T228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P22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P230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31" style:parent-style-name="Policepardéfaut" style:family="text">
      <style:text-properties style:font-name="Calibri" style:font-name-complex="Calibri"/>
    </style:style>
    <style:style style:name="P232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33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T234" style:parent-style-name="Policepardéfaut" style:family="text">
      <style:text-properties style:font-name="Liberation Sans" style:font-name-complex="Calibri" fo:font-style="italic" style:font-style-asian="italic" style:font-style-complex="italic"/>
    </style:style>
    <style:style style:name="T235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T236" style:parent-style-name="Policepardéfaut" style:family="text">
      <style:text-properties style:font-name="WenQuanYi Micro Hei Mono" style:font-name-complex="Calibri" fo:font-style="italic" style:font-style-asian="italic" style:font-style-complex="italic"/>
    </style:style>
    <style:style style:name="T237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P238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P23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40" style:parent-style-name="Policepardéfaut" style:family="text">
      <style:text-properties style:font-name="Calibri" style:font-name-complex="Calibri"/>
    </style:style>
    <style:style style:name="P24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42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P243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44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P245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246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247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 fo:font-style="italic" style:font-style-asian="italic" style:font-style-complex="italic"/>
    </style:style>
    <style:style style:name="P248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24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50" style:parent-style-name="Policepardéfaut" style:family="text">
      <style:text-properties style:font-name="Calibri" style:font-name-complex="Calibri"/>
    </style:style>
    <style:style style:name="T251" style:parent-style-name="Policepardéfaut" style:family="text">
      <style:text-properties style:font-name="Liberation Sans" style:font-name-complex="Calibri"/>
    </style:style>
    <style:style style:name="T252" style:parent-style-name="Policepardéfaut" style:family="text">
      <style:text-properties style:font-name="Calibri" style:font-name-complex="Calibri"/>
    </style:style>
    <style:style style:name="P253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 fo:font-style="italic" style:font-style-asian="italic" style:font-style-complex="italic"/>
    </style:style>
    <style:style style:name="P254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255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56" style:parent-style-name="Policepardéfaut" style:family="text">
      <style:text-properties style:font-name="Calibri" style:font-name-complex="Calibri" fo:color="#FF0000"/>
    </style:style>
    <style:style style:name="T257" style:parent-style-name="Policepardéfaut" style:family="text">
      <style:text-properties style:font-name="Calibri" style:font-name-complex="Calibri" fo:color="#FF0000" style:text-position="sub 66.6%"/>
    </style:style>
    <style:style style:name="T258" style:parent-style-name="Policepardéfaut" style:family="text">
      <style:text-properties style:font-name="Calibri" style:font-name-complex="Calibri" fo:color="#FF0000"/>
    </style:style>
    <style:style style:name="P25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60" style:parent-style-name="Policepardéfaut" style:family="text">
      <style:text-properties style:font-name="Calibri" style:font-name-complex="Calibri" fo:font-style="italic" style:font-style-asian="italic" fo:color="#FF0000"/>
    </style:style>
    <style:style style:name="T261" style:parent-style-name="Policepardéfaut" style:family="text">
      <style:text-properties style:font-name="Calibri" style:font-name-complex="Calibri" fo:font-style="italic" style:font-style-asian="italic" fo:color="#FF0000"/>
    </style:style>
    <style:style style:name="T262" style:parent-style-name="Policepardéfaut" style:family="text">
      <style:text-properties style:font-name="Calibri" style:font-name-complex="Calibri" fo:font-style="italic" style:font-style-asian="italic" fo:color="#FF0000" style:text-position="sub 66.6%"/>
    </style:style>
    <style:style style:name="T263" style:parent-style-name="Policepardéfaut" style:family="text">
      <style:text-properties style:font-name="Calibri" style:font-name-complex="Calibri" fo:font-style="italic" style:font-style-asian="italic" fo:color="#FF0000"/>
    </style:style>
    <style:style style:name="P264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265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66" style:parent-style-name="Policepardéfaut" style:family="text">
      <style:text-properties style:font-name="Calibri" style:font-name-complex="Calibri"/>
    </style:style>
    <style:style style:name="T267" style:parent-style-name="Policepardéfaut" style:family="text">
      <style:text-properties style:font-name="Calibri" style:font-name-complex="Calibri" style:text-position="sub 66.6%"/>
    </style:style>
    <style:style style:name="T268" style:parent-style-name="Policepardéfaut" style:family="text">
      <style:text-properties style:font-name="Calibri" style:font-name-complex="Calibri"/>
    </style:style>
    <style:style style:name="P26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70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T271" style:parent-style-name="Policepardéfaut" style:family="text">
      <style:text-properties style:font-name="Calibri" style:font-name-complex="Calibri" fo:font-style="italic" style:font-style-asian="italic" style:font-style-complex="italic" fo:color="#FF0000"/>
    </style:style>
    <style:style style:name="P272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273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74" style:parent-style-name="Policepardéfaut" style:family="text">
      <style:text-properties style:font-name="Calibri" style:font-name-complex="Calibri"/>
    </style:style>
    <style:style style:name="T275" style:parent-style-name="Policepardéfaut" style:family="text">
      <style:text-properties style:font-name="Calibri" style:font-name-complex="Calibri"/>
    </style:style>
    <style:style style:name="T276" style:parent-style-name="Policepardéfaut" style:family="text">
      <style:text-properties style:font-name="Calibri" style:font-name-complex="Calibri" style:text-position="sub 66.6%"/>
    </style:style>
    <style:style style:name="T277" style:parent-style-name="Policepardéfaut" style:family="text">
      <style:text-properties style:font-name="Calibri" style:font-name-complex="Calibri"/>
    </style:style>
    <style:style style:name="P278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 fo:font-style="italic" style:font-style-asian="italic" style:font-style-complex="italic"/>
    </style:style>
    <style:style style:name="P27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280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28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 fo:font-style="italic" style:font-style-asian="italic" style:font-style-complex="italic"/>
    </style:style>
    <style:style style:name="P282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 fo:font-style="italic" style:font-style-asian="italic" style:font-style-complex="italic"/>
    </style:style>
    <style:style style:name="P283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284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85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P286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287" style:parent-style-name="Policepardéfaut" style:family="text">
      <style:text-properties style:font-name="Calibri" style:font-name-complex="Calibri" fo:font-style="italic" style:font-style-asian="italic" style:font-style-complex="italic" fo:color="#FF0000"/>
    </style:style>
    <style:style style:name="T288" style:parent-style-name="Policepardéfaut" style:family="text">
      <style:text-properties style:font-name="Liberation Sans" style:font-name-complex="Calibri" fo:font-style="italic" style:font-style-asian="italic" style:font-style-complex="italic" fo:color="#FF0000"/>
    </style:style>
    <style:style style:name="T289" style:parent-style-name="Policepardéfaut" style:family="text">
      <style:text-properties style:font-name="Calibri" style:font-name-complex="Calibri" fo:font-style="italic" style:font-style-asian="italic" style:font-style-complex="italic" fo:color="#FF0000" style:text-position="sub 66.6%"/>
    </style:style>
    <style:style style:name="T290" style:parent-style-name="Policepardéfaut" style:family="text">
      <style:text-properties style:font-name="Calibri" style:font-name-complex="Calibri" fo:font-style="italic" style:font-style-asian="italic" style:font-style-complex="italic" fo:color="#FF0000"/>
    </style:style>
    <style:style style:name="T291" style:parent-style-name="Policepardéfaut" style:family="text">
      <style:text-properties style:font-name="Liberation Sans" style:font-name-complex="Calibri" fo:font-style="italic" style:font-style-asian="italic" style:font-style-complex="italic" fo:color="#FF0000"/>
    </style:style>
    <style:style style:name="T292" style:parent-style-name="Policepardéfaut" style:family="text">
      <style:text-properties style:font-name="Calibri" style:font-name-complex="Calibri" fo:font-style="italic" style:font-style-asian="italic" style:font-style-complex="italic" fo:color="#FF0000" style:text-position="sub 66.6%"/>
    </style:style>
    <style:style style:name="T293" style:parent-style-name="Policepardéfaut" style:family="text">
      <style:text-properties style:font-name="Calibri" style:font-name-complex="Calibri" fo:font-style="italic" style:font-style-asian="italic" style:font-style-complex="italic" fo:color="#FF0000"/>
    </style:style>
    <style:style style:name="T294" style:parent-style-name="Policepardéfaut" style:family="text">
      <style:text-properties style:font-name="Noto Sans" style:font-name-complex="Calibri" fo:font-style="italic" style:font-style-asian="italic" style:font-style-complex="italic" fo:color="#FF0000"/>
    </style:style>
    <style:style style:name="T295" style:parent-style-name="Policepardéfaut" style:family="text">
      <style:text-properties style:font-name="Calibri" style:font-name-complex="Calibri" fo:font-style="italic" style:font-style-asian="italic" style:font-style-complex="italic" fo:color="#FF0000"/>
    </style:style>
    <style:style style:name="T296" style:parent-style-name="Policepardéfaut" style:family="text">
      <style:text-properties style:font-name="Noto Sans" style:font-name-complex="Calibri" fo:font-style="italic" style:font-style-asian="italic" style:font-style-complex="italic" fo:color="#FF0000"/>
    </style:style>
    <style:style style:name="T297" style:parent-style-name="Policepardéfaut" style:family="text">
      <style:text-properties style:font-name="Calibri" style:font-name-complex="Calibri" fo:font-style="italic" style:font-style-asian="italic" style:font-style-complex="italic" fo:color="#FF0000"/>
    </style:style>
    <style:style style:name="P298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 fo:font-style="italic" style:font-style-asian="italic" style:font-style-complex="italic"/>
    </style:style>
    <style:style style:name="P29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00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301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T302" style:parent-style-name="Policepardéfaut" style:family="text">
      <style:text-properties style:font-name="Calibri" style:font-name-complex="Calibri" fo:font-style="italic" style:font-style-asian="italic" style:font-style-complex="italic" fo:color="#FF0000"/>
    </style:style>
    <style:style style:name="T303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T304" style:parent-style-name="Policepardéfaut" style:family="text">
      <style:text-properties style:font-name="Calibri" style:font-name-complex="Calibri" fo:font-style="italic" style:font-style-asian="italic" style:font-style-complex="italic" fo:color="#FF0000"/>
    </style:style>
    <style:style style:name="P305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06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307" style:parent-style-name="Policepardéfaut" style:family="text">
      <style:text-properties style:font-name="Calibri" style:font-name-complex="Calibri"/>
    </style:style>
    <style:style style:name="T308" style:parent-style-name="Policepardéfaut" style:family="text">
      <style:text-properties style:font-name="Calibri" style:font-name-complex="Calibri" fo:font-style="italic" style:font-style-asian="italic"/>
    </style:style>
    <style:style style:name="P30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310" style:parent-style-name="Policepardéfaut" style:family="text">
      <style:text-properties style:font-name="Calibri" style:font-name-complex="Calibri" fo:font-style="italic" style:font-style-asian="italic" fo:color="#FF0000"/>
    </style:style>
    <style:style style:name="P31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12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13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 fo:font-style="italic" style:font-style-asian="italic" style:font-style-complex="italic"/>
    </style:style>
    <style:style style:name="P314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15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316" style:parent-style-name="Policepardéfaut" style:family="text">
      <style:text-properties style:font-name="Calibri" style:font-name-complex="Calibri" fo:color="#FF0000"/>
    </style:style>
    <style:style style:name="T317" style:parent-style-name="Policepardéfaut" style:family="text">
      <style:text-properties style:font-name="Symbol" style:font-name-asian="Symbol" style:font-name-complex="Symbol" fo:color="#FF0000"/>
    </style:style>
    <style:style style:name="T318" style:parent-style-name="Policepardéfaut" style:family="text">
      <style:text-properties style:font-name="Calibri" style:font-name-complex="Calibri" fo:color="#FF0000"/>
    </style:style>
    <style:style style:name="P31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20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2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322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T323" style:parent-style-name="Policepardéfaut" style:family="text">
      <style:text-properties style:font-name="Noto Sans" style:font-name-complex="Calibri" fo:font-style="italic" style:font-style-asian="italic" style:font-style-complex="italic"/>
    </style:style>
    <style:style style:name="T324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P325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26" style:parent-style-name="Titre1" style:family="paragraph"/>
    <style:style style:name="P327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328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329" style:parent-style-name="Policepardéfaut" style:family="text">
      <style:text-properties style:font-name="Calibri" style:font-name-complex="Calibri"/>
    </style:style>
    <style:style style:name="P330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3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32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33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34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35" style:parent-style-name="Titre1" style:family="paragraph"/>
    <style:style style:name="P336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37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338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T339" style:parent-style-name="Policepardéfaut" style:family="text">
      <style:text-properties style:font-name="Calibri" style:font-name-complex="Calibri" fo:font-style="italic" style:font-style-asian="italic" style:font-style-complex="italic" fo:background-color="#808000"/>
    </style:style>
    <style:style style:name="T340" style:parent-style-name="Policepardéfaut" style:family="text">
      <style:text-properties style:font-name="Calibri" style:font-name-complex="Calibri" fo:font-style="italic" style:font-style-asian="italic" style:font-style-complex="italic"/>
    </style:style>
    <style:style style:name="P34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42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343" style:parent-style-name="Policepardéfaut" style:family="text">
      <style:text-properties style:font-name="Calibri" style:font-name-complex="Calibri"/>
    </style:style>
    <style:style style:name="T344" style:parent-style-name="Policepardéfaut" style:family="text">
      <style:text-properties style:font-name="Calibri" style:font-name-complex="Calibri" fo:color="#FF0000"/>
    </style:style>
    <style:style style:name="T345" style:parent-style-name="Policepardéfaut" style:family="text">
      <style:text-properties style:font-name="Calibri" style:font-name-complex="Calibri" fo:font-style="italic" style:font-style-asian="italic" style:font-style-complex="italic" fo:color="#FF0000"/>
    </style:style>
    <style:style style:name="T346" style:parent-style-name="Policepardéfaut" style:family="text">
      <style:text-properties style:font-name="Calibri" style:font-name-complex="Calibri" fo:font-style="italic" style:font-style-asian="italic" style:font-style-complex="italic" fo:color="#FF0000" style:text-position="sub 66.6%"/>
    </style:style>
    <style:style style:name="T347" style:parent-style-name="Policepardéfaut" style:family="text">
      <style:text-properties style:font-name="Calibri" style:font-name-complex="Calibri" fo:color="#FF0000"/>
    </style:style>
    <style:style style:name="T348" style:parent-style-name="Policepardéfaut" style:family="text">
      <style:text-properties style:font-name="Calibri" style:font-name-complex="Calibri"/>
    </style:style>
    <style:style style:name="T349" style:parent-style-name="Policepardéfaut" style:family="text">
      <style:text-properties style:font-name="Calibri" style:font-name-complex="Calibri"/>
    </style:style>
    <style:style style:name="P350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5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52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53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54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55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356" style:parent-style-name="Policepardéfaut" style:family="text">
      <style:text-properties style:font-name="Calibri" style:font-name-complex="Calibri"/>
    </style:style>
    <style:style style:name="T357" style:parent-style-name="Policepardéfaut" style:family="text">
      <style:text-properties style:font-name="Calibri" style:font-name-complex="Calibri" fo:color="#FF0000"/>
    </style:style>
    <style:style style:name="T358" style:parent-style-name="Policepardéfaut" style:family="text">
      <style:text-properties style:font-name="Calibri" style:font-name-complex="Calibri" fo:color="#FF0000"/>
    </style:style>
    <style:style style:name="T359" style:parent-style-name="Policepardéfaut" style:family="text">
      <style:text-properties style:font-name="Calibri" style:font-name-complex="Calibri" fo:color="#FF0000"/>
    </style:style>
    <style:style style:name="P360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 fo:color="#FF0000"/>
    </style:style>
    <style:style style:name="P361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62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63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64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65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66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67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68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  <style:text-properties style:font-name="Calibri" style:font-name-complex="Calibri"/>
    </style:style>
    <style:style style:name="P369" style:parent-style-name="Standard" style:family="paragraph">
      <style:paragraph-properties fo:text-align="justify">
        <style:tab-stops>
          <style:tab-stop style:type="left" style:position="0.3888in"/>
          <style:tab-stop style:type="left" style:position="0.7777in"/>
        </style:tab-stops>
      </style:paragraph-properties>
    </style:style>
    <style:style style:name="T370" style:parent-style-name="Policepardéfaut" style:family="text">
      <style:text-properties style:font-name="Calibri" style:font-name-complex="Calibri"/>
    </style:style>
    <style:style style:name="T371" style:parent-style-name="Policepardéfaut" style:family="text">
      <style:text-properties style:font-name="Calibri" style:font-name-complex="Calibri" fo:color="#FF0000"/>
    </style:style>
    <style:style style:name="T372" style:parent-style-name="Policepardéfaut" style:family="text">
      <style:text-properties style:font-name="Calibri" style:font-name-complex="Calibri"/>
    </style:style>
  </office:automatic-styles>
  <office:body>
    <office:text text:use-soft-page-breaks="true">
      <text:p text:style-name="P1"><text:span text:style-name="T9">Titre</text:span><text:span text:style-name="T10"> : MP2 Surfaces et interfaces</text:span></text:p>
      <text:p text:style-name="P11"><text:span text:style-name="T12">Présentée par</text:span><text:span text:style-name="T13"><text:s/>: Mathieu Markovitch</text:span><text:span text:style-name="T14"><text:tab/><text:s text:c="13"/></text:span><text:span text:style-name="T15">Rapport écrit par</text:span><text:span text:style-name="T16"> : Elise Declerck</text:span></text:p>
      <text:p text:style-name="P17"><text:span text:style-name="T18">Correcteur</text:span><text:span text:style-name="T19"><text:s/>: Corinne Boursier, Ludivine Oruba</text:span><text:span text:style-name="T20"><text:tab/></text:span><text:span text:style-name="T21">Date</text:span><text:span text:style-name="T22"><text:s/>: 29/01/21</text:span></text:p>
      <text:p text:style-name="P23"/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 table:number-columns-spanned="3">
            <text:p text:style-name="P30"><text:span text:style-name="T31">Bibliographie</text:span></text:p>
          </table:table-cell>
          <table:covered-table-cell/>
          <table:covered-table-cell/>
        </table:table-row>
        <table:table-row table:style-name="TableRow32">
          <table:table-cell table:style-name="TableCell33">
            <text:p text:style-name="P34"><text:span text:style-name="T35">Titre</text:span></text:p>
          </table:table-cell>
          <table:table-cell table:style-name="TableCell36">
            <text:p text:style-name="P37"><text:span text:style-name="T38">Auteurs</text:span></text:p>
          </table:table-cell>
          <table:table-cell table:style-name="TableCell39">
            <text:p text:style-name="P40"><text:span text:style-name="T41">Éditeur</text:span></text:p>
          </table:table-cell>
        </table:table-row>
        <table:table-row table:style-name="TableRow42">
          <table:table-cell table:style-name="TableCell43">
            <text:p text:style-name="P44"><text:span text:style-name="T45">La</text:span><text:span text:style-name="T46"><text:s/></text:span><text:span text:style-name="T47">mécanique</text:span></text:p>
          </table:table-cell>
          <table:table-cell table:style-name="TableCell48">
            <text:p text:style-name="P49">Quaranta</text:p>
          </table:table-cell>
          <table:table-cell table:style-name="TableCell50">
            <text:p text:style-name="P51">Pierron</text:p>
          </table:table-cell>
        </table:table-row>
        <table:table-row table:style-name="TableRow52">
          <table:table-cell table:style-name="TableCell53">
            <text:p text:style-name="P54">Gouttes, bulles, perles et ondes</text:p>
          </table:table-cell>
          <table:table-cell table:style-name="TableCell55">
            <text:p text:style-name="P56">De Gennes</text:p>
          </table:table-cell>
          <table:table-cell table:style-name="TableCell57">
            <text:p text:style-name="P58">Belin</text:p>
          </table:table-cell>
        </table:table-row>
        <table:table-row table:style-name="TableRow59">
          <table:table-cell table:style-name="TableCell60">
            <text:p text:style-name="P61">Hydrodynamique physique</text:p>
          </table:table-cell>
          <table:table-cell table:style-name="TableCell62">
            <text:p text:style-name="P63">Guyon</text:p>
          </table:table-cell>
          <table:table-cell table:style-name="TableCell64">
            <text:p text:style-name="P65">CNRS</text:p>
          </table:table-cell>
        </table:table-row>
        <table:table-row table:style-name="TableRow66">
          <table:table-cell table:style-name="TableCell67">
            <text:p text:style-name="P68">Polycopiés de TP (Mécanique, Ondes I, Capillarité)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</table:table>
      <text:p text:style-name="P80"/>
      <text:p text:style-name="P81"/>
      <text:p text:style-name="P82"/>
      <text:p text:style-name="P83">Plan :</text:p>
      <text:p text:style-name="P84"/>
      <text:p text:style-name="P85">Intro : déf surface/interface</text:p>
      <text:p text:style-name="P86">I-<text:s/>Interfaces statiques</text:p>
      <text:p text:style-name="P87">1) Loi de Jurin : exp 1, tubes capillaires et éthanol</text:p>
      <text:p text:style-name="P88">2) Coefficient de frottement statique (bois-bois) : exp 2, plan à inclinaison variable</text:p>
      <text:p text:style-name="P89">II- Interfaces dynamiques</text:p>
      <text:p text:style-name="P90">1) Coefficient de frottement dynamique : exp 3, masse qui glisse sur une planche après avoir été tirée par un fil</text:p>
      <text:p text:style-name="P91">2) Ondes de surface : exp 4, cuve à onde et relation de dispersion</text:p>
      <text:p text:style-name="P92">Conclusion : étalement d’une goutte donne trois interfaces, applications</text:p>
      <text:p text:style-name="P93"/>
      <text:list text:style-name="WWNum3">
        <text:list-item text:start-value="1">
          <text:p text:style-name="P94">Expérience 1</text:p>
        </text:list-item>
      </text:list>
      <text:p text:style-name="P95"><text:span text:style-name="T96">Temps consacré</text:span><text:span text:style-name="T97"> : 5min</text:span></text:p>
      <text:p text:style-name="P98"/>
      <text:p text:style-name="P99"><text:span text:style-name="T100">But de la manip</text:span><text:span text:style-name="T101"> : Vérifier la<text:s/></text:span><text:span text:style-name="T102">loi de Jurin, mesurer la tension de surface<text:s/></text:span><text:span text:style-name="T103">γ</text:span></text:p>
      <text:p text:style-name="P104"/>
      <text:p text:style-name="P105"><text:span text:style-name="T106">Mesure présentée devant le jury</text:span><text:span text:style-name="T107"> :</text:span></text:p>
      <text:p text:style-name="P108"/>
      <text:p text:style-name="P109"><text:span text:style-name="T110">Loi de Jurin : mesure du niveau de l’éthanol dans différents tubes capillaires, on vérifie la loi</text:span></text:p>
      <text:p text:style-name="P111"><text:span text:style-name="T112">2</text:span><text:span text:style-name="T113">γ cos ϴ</text:span><text:span text:style-name="T114">=<text:s/></text:span><text:span text:style-name="T115">ρ</text:span><text:span text:style-name="T116">gh</text:span></text:p>
      <text:p text:style-name="P117"/>
      <text:p text:style-name="P118">Un point fait devant le jury pour valider la série de mesure</text:p>
      <text:p text:style-name="P119"/>
      <text:soft-page-break/>
      <text:list text:style-name="WWNum3" text:continue-numbering="true">
        <text:list-item>
          <text:p text:style-name="P120">Expérience 2</text:p>
        </text:list-item>
      </text:list>
      <text:p text:style-name="P121"><text:span text:style-name="T122">Temps consacré</text:span><text:span text:style-name="T123"> : 5min</text:span></text:p>
      <text:p text:style-name="P124"/>
      <text:p text:style-name="P125"><text:span text:style-name="T126">But de la manip</text:span><text:span text:style-name="T127"> : Mesurer le coefficient de frottement statique bois-bois</text:span></text:p>
      <text:p text:style-name="P128"/>
      <text:p text:style-name="P129"><text:span text:style-name="T130">Mesure présentée devant le jury</text:span><text:span text:style-name="T131"> :</text:span></text:p>
      <text:p text:style-name="P132"><text:span text:style-name="T133">On utilise un plan d’inclinaison variable sur lequel on pose une masse. On mesure l’angle<text:s/></text:span><text:span text:style-name="T134">α</text:span><text:span text:style-name="T135">lim</text:span><text:span text:style-name="T136"><text:s/>à partir duquel</text:span><text:span text:style-name="T137"><text:s/>la masse commence à glisser.</text:span></text:p>
      <text:p text:style-name="P138"/>
      <text:p text:style-name="P139"><text:span text:style-name="T140">En faisant un bilan des forces sur la masse : tan<text:s/></text:span><text:span text:style-name="T141">α</text:span><text:span text:style-name="T142">lim</text:span><text:span text:style-name="T143"><text:s/>= f</text:span><text:span text:style-name="T144">s</text:span></text:p>
      <text:p text:style-name="P145"/>
      <text:p text:style-name="P146"><text:span text:style-name="T147">On a aussi vérifié que f</text:span><text:span text:style-name="T148">s</text:span><text:span text:style-name="T149"><text:s/>est indépendant de la surface de contact.</text:span></text:p>
      <text:list text:style-name="WWNum3" text:continue-numbering="true">
        <text:list-item>
          <text:p text:style-name="P150">Expérience 3</text:p>
        </text:list-item>
      </text:list>
      <text:p text:style-name="P151"><text:span text:style-name="T152">Temps consacré</text:span><text:span text:style-name="T153"> : 5min</text:span></text:p>
      <text:p text:style-name="P154"/>
      <text:p text:style-name="P155"><text:span text:style-name="T156">But de la manip</text:span><text:span text:style-name="T157"> : Mesure du coefficient de frottement dynami</text:span><text:span text:style-name="T158">que</text:span></text:p>
      <text:p text:style-name="P159"/>
      <text:p text:style-name="P160"><text:span text:style-name="T161">Mesure présentée devant le jury</text:span><text:span text:style-name="T162"> :</text:span></text:p>
      <text:p text:style-name="P163"><text:span text:style-name="T164">On pose une masse en bois m1 sur une planche. Elle est reliée par une poulie à une autre masse variable m2 qui tire m 2. On mesure la distance d parcourue par m1 après que m2 ait touché le sol (tombe d’une hauteur h)<text:s/></text:span><text:span text:style-name="T165">avant de s’arrêter.</text:span></text:p>
      <text:p text:style-name="P166"/>
      <text:p text:style-name="P167"><text:span text:style-name="T168">On fait varier m1 de 100 à 200g. Avec la formule f</text:span><text:span text:style-name="T169">d</text:span><text:span text:style-name="T170"><text:s/>= h m2 /(d m2 + m1(h+d) )</text:span></text:p>
      <text:p text:style-name="P171"><text:span text:style-name="T172">On utilise une régression linéaire pour trouver f</text:span><text:span text:style-name="T173">d</text:span><text:span text:style-name="T174">.</text:span></text:p>
      <text:p text:style-name="P175"><text:span text:style-name="T176">On vérifie f</text:span><text:span text:style-name="T177">d</text:span><text:span text:style-name="T178">&lt;f</text:span><text:span text:style-name="T179">s</text:span><text:span text:style-name="T180">, du bon ordre de grandeur.</text:span></text:p>
      <text:p text:style-name="P181"/>
      <text:list text:style-name="WWNum3" text:continue-numbering="true">
        <text:list-item>
          <text:p text:style-name="P182">Expérience 4</text:p>
        </text:list-item>
      </text:list>
      <text:p text:style-name="P183"><text:span text:style-name="T184">Temps consacré</text:span><text:span text:style-name="T185"> : 10min</text:span></text:p>
      <text:p text:style-name="P186"/>
      <text:p text:style-name="P187"><text:span text:style-name="T188">But de la manip</text:span><text:span text:style-name="T189"> : Relat</text:span><text:span text:style-name="T190">ion de dispersion des ondes de surface, mesure de<text:s/></text:span><text:span text:style-name="T191">γ</text:span></text:p>
      <text:p text:style-name="P192"/>
      <text:p text:style-name="P193"><text:span text:style-name="T194">Mesure présentée devant le jury</text:span><text:span text:style-name="T195"> :</text:span></text:p>
      <text:p text:style-name="P196"><text:span text:style-name="T197">On mesure la longueur d’onde<text:s/></text:span><text:span text:style-name="T198">λ</text:span><text:span text:style-name="T199"><text:s/>en fonction de la fréquence. On fait un ajustement pour retrouver la relation de dispersion en eau profonde (kh &lt;&lt;1 pour th(kh)~1)</text:span></text:p>
      <text:p text:style-name="P200"/>
      <text:p text:style-name="P201"><text:span text:style-name="T202">ω² =<text:s/></text:span><text:span text:style-name="T203">gk +</text:span><text:span text:style-name="T204">γ</text:span><text:span text:style-name="T205">k³/ρ</text:span></text:p>
      <text:p text:style-name="P206"/>
      <text:p text:style-name="P207"><text:span text:style-name="T208">On peut ainsi déterminer<text:s/></text:span><text:span text:style-name="T209">γ</text:span><text:span text:style-name="T210">.</text:span></text:p>
      <text:p text:style-name="P211"/>
      <text:p text:style-name="P212"/>
      <text:p text:style-name="P213"/>
      <text:p text:style-name="P214"/>
      <text:soft-page-break/>
      <text:list text:style-name="WWNum3" text:continue-numbering="true">
        <text:list-item>
          <text:p text:style-name="P215">Questions posées par l’enseignant (avec réponses)</text:p>
        </text:list-item>
      </text:list>
      <text:p text:style-name="P216"/>
      <text:p text:style-name="P217"><text:span text:style-name="T218">(l’étudiant liste les questions posées, ainsi que les réponses données par l’enseignant. Si certaines réponses manquent,<text:s/></text:span><text:span text:style-name="T219">l’enseignant</text:span><text:span text:style-name="T220"><text:s/>pourra compléter le document</text:span><text:span text:style-name="T221">)</text:span></text:p>
      <text:p text:style-name="P222"/>
      <text:p text:style-name="P223"><text:span text:style-name="T224">-Origine de la tension de surface ?</text:span></text:p>
      <text:p text:style-name="P225"><text:span text:style-name="T226">Interactions intermoléculaires</text:span><text:span text:style-name="T227"><text:s/></text:span><text:span text:style-name="T228">plus faibles à la surface, coût énergétique.</text:span></text:p>
      <text:p text:style-name="P229"/>
      <text:p text:style-name="P230"><text:span text:style-name="T231">-Conditions pour observer la capillarité : quels tubes choisir ?</text:span></text:p>
      <text:p text:style-name="P232"><text:span text:style-name="T233">Avec éthanol, comparer le diamètre à la longueur capillaire lc =sqrt(</text:span><text:span text:style-name="T234">γ</text:span><text:span text:style-name="T235">/</text:span><text:span text:style-name="T236">ρ</text:span><text:span text:style-name="T237">g)</text:span></text:p>
      <text:p text:style-name="P238"/>
      <text:p text:style-name="P239"><text:span text:style-name="T240">-Qu’est-ce que la longueur capillaire ?</text:span></text:p>
      <text:p text:style-name="P241"><text:span text:style-name="T242">Longueur en dessous de laquelle les effets de tension superficielle ne sont plus négligeables devant les effets de gravité.</text:span></text:p>
      <text:p text:style-name="P243"><text:span text:style-name="T244">lc ~ quelques mm pour l’eau</text:span></text:p>
      <text:p text:style-name="P245"/>
      <text:p text:style-name="P246">-Pourquoi utiliser un pied à coulisse ?</text:p>
      <text:p text:style-name="P247">Trop précis par rapport aux autres incertitudes expérimentales mais confortable</text:p>
      <text:p text:style-name="P248"/>
      <text:p text:style-name="P249"><text:span text:style-name="T250">-Pourquoi une incertitude de 100 % sur le<text:s/></text:span><text:span text:style-name="T251">γ</text:span><text:span text:style-name="T252"><text:s/>obtenu par la loi de Jurin ?</text:span></text:p>
      <text:p text:style-name="P253">Beaucoup de facteurs d’imprécisions mais il faut mieux les évaluer.</text:p>
      <text:p text:style-name="P254"/>
      <text:p text:style-name="P255"><text:span text:style-name="T256">- Validité de la formule T (norme) = f</text:span><text:span text:style-name="T257">s</text:span><text:span text:style-name="T258"><text:s/>N (norme) ?<text:s/></text:span></text:p>
      <text:p text:style-name="P259"><text:span text:style-name="T260">Val</text:span><text:span text:style-name="T261">ide uniquement à l’angle limite. La relation tant qu’on n’a pas glissement est : T &lt; f</text:span><text:span text:style-name="T262">s</text:span><text:span text:style-name="T263"><text:s/>N</text:span></text:p>
      <text:p text:style-name="P264"/>
      <text:p text:style-name="P265"><text:span text:style-name="T266">-Démontrer formule pour f</text:span><text:span text:style-name="T267">d</text:span><text:span text:style-name="T268">.</text:span></text:p>
      <text:p text:style-name="P269"><text:span text:style-name="T270">Bilans d’énergie mécanique<text:s/></text:span><text:span text:style-name="T271">(attention : le système étudié est {m1+m2} dans la phase 1 puis {m1 seul} dans la phase 2)</text:span></text:p>
      <text:p text:style-name="P272"/>
      <text:p text:style-name="P273"><text:span text:style-name="T274">-Pourquoi avoir me</text:span><text:span text:style-name="T275">suré f</text:span><text:span text:style-name="T276">s</text:span><text:span text:style-name="T277"><text:s/>avec une surface différente ?</text:span></text:p>
      <text:p text:style-name="P278">Pour vérifier la loi d’Amontons, bonne conclusion de l’étude des frottements.</text:p>
      <text:p text:style-name="P279"/>
      <text:p text:style-name="P280">-Origine des incertitudes sur la loi de Jurin ?</text:p>
      <text:p text:style-name="P281">Mesure de la hauteur d’élévation.</text:p>
      <text:p text:style-name="P282"/>
      <text:p text:style-name="P283">-Est-ce qu’on a toujours ascension dans un tube<text:s/>capillaire ?</text:p>
      <text:p text:style-name="P284"><text:span text:style-name="T285">Non, contre-exemple du mercure.<text:s/></text:span></text:p>
      <text:p text:style-name="P286"><text:span text:style-name="T287">Ascension si le paramètre d’imprégnation I=</text:span><text:span text:style-name="T288">γ</text:span><text:span text:style-name="T289">SV</text:span><text:span text:style-name="T290">-</text:span><text:span text:style-name="T291">γ</text:span><text:span text:style-name="T292">SL<text:s/></text:span><text:span text:style-name="T293">est positif (équivalent à<text:s/></text:span><text:span text:style-name="T294">ϴ</text:span><text:span text:style-name="T295">&lt;90° où<text:s/></text:span><text:span text:style-name="T296">ϴ</text:span><text:span text:style-name="T297"><text:s/>est l’angle de mouillage)</text:span></text:p>
      <text:p text:style-name="P298"/>
      <text:p text:style-name="P299">-Variation de la tension superficielle avec la température ?</text:p>
      <text:p text:style-name="P300"><text:span text:style-name="T301">Diminue<text:s/></text:span><text:span text:style-name="T302">lorsque</text:span><text:span text:style-name="T303"><text:s/>T</text:span><text:span text:style-name="T304"><text:s/>augmente.</text:span></text:p>
      <text:p text:style-name="P305"/>
      <text:p text:style-name="P306"><text:span text:style-name="T307">-Pourquoi utiliser la FFT plutôt que le calcul de fréquence sur l’oscilloscope ? Qu’est ce qui est le plus précis </text:span><text:span text:style-name="T308">?<text:s/></text:span></text:p>
      <text:p text:style-name="P309"><text:span text:style-name="T310">La mesure de fréquence par l’oscillo est plus précise que le pointé au curseur du pic de la FFT.</text:span></text:p>
      <text:p text:style-name="P311"/>
      <text:p text:style-name="P312">- Qu’est-ce que la persistance rétinienne ? (lien avec l’effet stroboscopique)</text:p>
      <text:soft-page-break/>
      <text:p text:style-name="P313">C’est lié à la fréquence d’échantillonnage de l’œil, images restent imprimées un court temps.</text:p>
      <text:p text:style-name="P314"/>
      <text:p text:style-name="P315"><text:span text:style-name="T316">- Vérifier que l’approximation th(kh)<text:s/></text:span><text:span text:style-name="T317"></text:span><text:span text:style-name="T318">1 est valide pour la hauteur d’eau utilisée dans la cuve à ondes.<text:s/></text:span></text:p>
      <text:p text:style-name="P319"/>
      <text:p text:style-name="P320">-Conclusion et Loi de Jurin : il y déjà trois interfaces ?</text:p>
      <text:p text:style-name="P321"><text:span text:style-name="T322">Oui mais l’éthanol est très mouillant cos<text:s/></text:span><text:span text:style-name="T323">ϴ</text:span><text:span text:style-name="T324">~1.</text:span></text:p>
      <text:p text:style-name="P325"/>
      <text:list text:style-name="WWNum3" text:continue-numbering="true">
        <text:list-item>
          <text:p text:style-name="P326">Manipulation supplémentaire durant l’entretien</text:p>
        </text:list-item>
      </text:list>
      <text:p text:style-name="P327"><text:span text:style-name="T328">But de la manip</text:span><text:span text:style-name="T329"> :</text:span></text:p>
      <text:p text:style-name="P330"/>
      <text:p text:style-name="P331">Faire un montage d’amplificateur non inverseur avec un amplificateur opérationnel.</text:p>
      <text:p text:style-name="P332"/>
      <text:p text:style-name="P333"/>
      <text:p text:style-name="P334"/>
      <text:list text:style-name="WWNum3" text:continue-numbering="true">
        <text:list-item>
          <text:p text:style-name="P335">Commentaires<text:s/>lors de la correction</text:p>
        </text:list-item>
      </text:list>
      <text:p text:style-name="P336"/>
      <text:p text:style-name="P337"><text:span text:style-name="T338">(l’étudiant note les commentaires relatifs au contenu du montage : sujets abordés, enchaînement, réponses aux questions, etc.<text:s/></text:span><text:span text:style-name="T339">Les enseignants</text:span><text:span text:style-name="T340"><text:s/>relisent, et rectifient si besoin)</text:span></text:p>
      <text:p text:style-name="P341"/>
      <text:p text:style-name="P342"><text:span text:style-name="T343">-Faire apparaître la<text:s/></text:span><text:span text:style-name="T344">longueur capillaire<text:s/></text:span><text:span text:style-name="T345">l</text:span><text:span text:style-name="T346">c</text:span><text:span text:style-name="T347"><text:s/></text:span><text:span text:style-name="T348">dans le mon</text:span><text:span text:style-name="T349">tage (dans la relation de dispersion)</text:span></text:p>
      <text:p text:style-name="P350"/>
      <text:p text:style-name="P351">-Attention à ne pas mettre trop de chiffres significatifs par rapport aux incertitudes</text:p>
      <text:p text:style-name="P352"/>
      <text:p text:style-name="P353">-Défendre ses calculs, ces mesures sont difficilement précises, il faut bien évaluer les incertitudes.<text:s/></text:p>
      <text:p text:style-name="P354"/>
      <text:p text:style-name="P355"><text:span text:style-name="T356">-<text:s/></text:span><text:span text:style-name="T357">Noter au tableau les<text:s/></text:span><text:span text:style-name="T358">valeurs mesurées lors de la présentation avec l’</text:span><text:span text:style-name="T359">incertitude associée et faire au moins un calcul de propagation d’incertitude pour expliquer l’incertitude obtenue sur la grandeur finale.</text:span></text:p>
      <text:p text:style-name="P360"/>
      <text:p text:style-name="P361">-Timing parfait mais problème de gestion du temps : pas assez de temps sur les premières manip et conclusion un peu longue pour meubler</text:p>
      <text:p text:style-name="P362"/>
      <text:p text:style-name="P363">-Bon nombre de manip (4 courtes), diversifiées</text:p>
      <text:p text:style-name="P364"/>
      <text:p text:style-name="P365">-Autres manip possibles : arrachement de l’anneau, mesure avec le rayon d’une bulle, ajout de tensioactif dans la cuve à ondes pour changer λ, interface avec un diélectrique ?</text:p>
      <text:p text:style-name="P366"/>
      <text:p text:style-name="P367">-Très bonnes réponses aux questions théoriques</text:p>
      <text:p text:style-name="P368"/>
      <text:p text:style-name="P369"><text:span text:style-name="T370">-Autre biblio conseillée :<text:s/></text:span><text:span text:style-name="T371">bouquin de Sylvie Hénon – Bernard Cabannes (Belin</text:span><text:span text:style-name="T372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New York" svg:font-family="New York" style:font-family-generic="system" style:font-pitch="variable" svg:panose-1="2 4 5 3 6 5 6 2 3 4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Noto Sans" svg:font-family="Noto Sans" style:font-family-generic="swiss"/>
    <style:font-face style:name="WenQuanYi Micro Hei Mono" svg:font-family="WenQuanYi Micro Hei Mono" style:font-family-generic="system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name="New York" style:font-name-asian="Times New Roman" style:font-name-complex="New York" fo:font-size="12pt" style:font-size-asian="12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Free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érodepage" style:display-name="Numéro de page" style:family="text" style:parent-style-name="Policepardéfaut"/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F5496" fo:font-size="13pt" style:font-size-asian="13pt" style:font-size-complex="11.5pt"/>
    </style: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3" style:display-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5in" fo:page-height="11.8333in" style:print-orientation="portrait" fo:margin-top="0.7479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909in"/>
      </style:footer-style>
    </style:page-layout>
    <style:style style:name="P2" style:parent-style-name="Standard" style:family="paragraph">
      <style:paragraph-properties fo:text-align="justify">
        <style:tab-stops>
          <style:tab-stop style:type="right" style:position="6.6805in"/>
        </style:tab-stops>
      </style:paragraph-properties>
    </style:style>
    <style:style style:name="T3" style:parent-style-name="Policepardéfaut" style:family="text">
      <style:text-properties style:font-name="Calibri" style:font-name-complex="Calibri" fo:font-weight="bold" style:font-weight-asian="bold" fo:font-size="9pt" style:font-size-asian="9pt"/>
    </style:style>
    <style:style style:name="T4" style:parent-style-name="Policepardéfaut" style:family="text">
      <style:text-properties style:font-name="Calibri" style:font-name-complex="Calibri" fo:font-weight="bold" style:font-weight-asian="bold" fo:font-size="9pt" style:font-size-asian="9pt"/>
    </style:style>
    <style:style style:name="P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justify">
        <style:tab-stops>
          <style:tab-stop style:type="right" style:position="6.6805in"/>
        </style:tab-stops>
      </style:paragraph-properties>
    </style:style>
    <style:style style:name="T6" style:parent-style-name="Policepardéfaut" style:family="text">
      <style:text-properties style:font-name="Calibri" style:font-name-complex="Calibri" fo:font-size="9pt" style:font-size-asian="9pt"/>
    </style:style>
    <style:style style:name="T7" style:parent-style-name="Policepardéfaut" style:family="text">
      <style:text-properties style:font-name="Calibri" style:font-name-complex="Calibri" fo:font-size="9pt" style:font-size-asian="9pt"/>
    </style:style>
    <style:style style:name="P8" style:parent-style-name="En-tête" style:family="paragraph">
      <style:text-properties style:font-name="Calibri" style:font-name-complex="Calibri" fo:font-size="9pt" style:font-size-asian="9pt"/>
    </style:style>
  </office:automatic-styles>
  <office:master-styles>
    <style:master-page style:name="MP0" style:page-layout-name="PL0">
      <style:header>
        <text:p text:style-name="P2"><text:span text:style-name="T3">Centre de Montrouge</text:span><text:span text:style-name="T4"><text:tab/>Compte-rendu de leçon de physique</text:span></text:p>
        <text:p text:style-name="P5"><text:span text:style-name="T6">Préparation à l'agrégation de physique-chimie option physique</text:span><text:span text:style-name="T7"><text:tab/>2020-2021</text:span></text:p>
        <text:p text:style-name="P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aloche</meta:initial-creator>
    <dc:creator>cboursier-adm</dc:creator>
    <meta:creation-date>2021-02-03T18:31:00Z</meta:creation-date>
    <dc:date>2021-02-03T18:47:00Z</dc:date>
    <meta:print-date>1995-11-21T17:41:00Z</meta:print-date>
    <meta:template xlink:href="Normal" xlink:type="simple"/>
    <meta:editing-cycles>4</meta:editing-cycles>
    <meta:editing-duration>PT420S</meta:editing-duration>
    <meta:document-statistic meta:page-count="4" meta:paragraph-count="12" meta:word-count="956" meta:character-count="6205" meta:row-count="43" meta:non-whitespace-character-count="5261"/>
  </office:meta>
</office:document-meta>
</file>